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36E0000007FD247DD39F263BEE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0.9681in" draw:z-index="0"><draw:image xlink:href="Pictures/100000000000036E0000007FD247DD39F263BE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3T10:23:07.137051007</meta:creation-date>
    <dc:date>2021-03-23T10:24:08.100687875</dc:date>
    <meta:editing-duration>PT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7.2.0.0.alpha0$Linux_X86_64 LibreOffice_project/5262a9e88037decc26da84e7fa62f2955d4cdb85</meta:generator>
  </office:meta>
</office:document-meta>
</file>